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Serif" svg:font-family="DejaVuSerif" style:font-family-generic="system" style:font-pitch="variable"/>
    <style:font-face style:name="DejaVuSerif-Bold" svg:font-family="DejaVuSerif-Bold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2002"/>
    </style:style>
    <style:style style:name="P2" style:family="paragraph" style:parent-style-name="Standard">
      <style:paragraph-properties fo:text-align="start" style:justify-single-word="false"/>
      <style:text-properties officeooo:rsid="00152d61" officeooo:paragraph-rsid="002a0f0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2d61" officeooo:paragraph-rsid="00152d6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fo:font-weight="bold" officeooo:rsid="00152d61" officeooo:paragraph-rsid="00152d6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fo:font-weight="bold" officeooo:rsid="00152d61" officeooo:paragraph-rsid="0018326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bold" officeooo:rsid="0016221a" officeooo:paragraph-rsid="0016221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52d61"/>
    </style:style>
    <style:style style:name="P8" style:family="paragraph" style:parent-style-name="Standard">
      <style:paragraph-properties fo:text-align="start" style:justify-single-word="false"/>
      <style:text-properties officeooo:paragraph-rsid="001a1816"/>
    </style:style>
    <style:style style:name="P9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color="#a7074b" fo:font-weight="bold" officeooo:rsid="001a6ec4" officeooo:paragraph-rsid="001a6ec4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6ec4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859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859f" officeooo:paragraph-rsid="001e859f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officeooo:rsid="001e859f" officeooo:paragraph-rsid="001e859f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859f" officeooo:paragraph-rsid="001e859f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859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6ec4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4a03" officeooo:paragraph-rsid="00204a03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e07f" officeooo:paragraph-rsid="0021e07f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c7d3" officeooo:paragraph-rsid="0024c7d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a7074b" fo:font-weight="bold" officeooo:rsid="001a6ec4" officeooo:paragraph-rsid="001a6ec4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f16e" officeooo:paragraph-rsid="002bf16e"/>
    </style:style>
    <style:style style:name="P2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rsid="001e859f" officeooo:paragraph-rsid="001e859f"/>
    </style:style>
    <style:style style:name="P23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paragraph-rsid="00228cd8"/>
    </style:style>
    <style:style style:name="P24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rsid="0021e07f" officeooo:paragraph-rsid="0021e07f"/>
    </style:style>
    <style:style style:name="P25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rsid="00228cd8" officeooo:paragraph-rsid="00228cd8"/>
    </style:style>
    <style:style style:name="T1" style:family="text">
      <style:text-properties fo:font-weight="bold" officeooo:rsid="001a6ec4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2d61"/>
    </style:style>
    <style:style style:name="T4" style:family="text">
      <style:text-properties fo:color="#3465a4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color="#3465a4" fo:font-weight="bold" officeooo:rsid="001a1816" style:font-weight-asian="bold" style:font-weight-complex="bold"/>
    </style:style>
    <style:style style:name="T7" style:family="text">
      <style:text-properties fo:color="#3465a4" fo:font-weight="bold" officeooo:rsid="001a6ec4" style:font-weight-asian="bold" style:font-weight-complex="bold"/>
    </style:style>
    <style:style style:name="T8" style:family="text">
      <style:text-properties fo:color="#3465a4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3465a4" fo:font-style="normal" fo:font-weight="normal" officeooo:rsid="001c3973" style:font-style-asian="normal" style:font-weight-asian="normal" style:font-style-complex="normal" style:font-weight-complex="normal"/>
    </style:style>
    <style:style style:name="T10" style:family="text">
      <style:text-properties fo:color="#3465a4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fo:font-weight="normal" officeooo:rsid="0016221a" style:font-weight-asian="normal" style:font-weight-complex="normal"/>
    </style:style>
    <style:style style:name="T13" style:family="text">
      <style:text-properties style:use-window-font-color="true" fo:font-weight="normal" officeooo:rsid="00183265" style:font-weight-asian="normal" style:font-weight-complex="normal"/>
    </style:style>
    <style:style style:name="T14" style:family="text">
      <style:text-properties style:use-window-font-color="true" fo:font-weight="normal" officeooo:rsid="001c3973" style:font-weight-asian="normal" style:font-weight-complex="normal"/>
    </style:style>
    <style:style style:name="T15" style:family="text">
      <style:text-properties style:use-window-font-color="true" fo:font-weight="normal" officeooo:rsid="001e859f" style:font-weight-asian="normal" style:font-weight-complex="normal"/>
    </style:style>
    <style:style style:name="T16" style:family="text">
      <style:text-properties style:use-window-font-color="true" fo:font-weight="normal" officeooo:rsid="00204a03" style:font-weight-asian="normal" style:font-weight-complex="normal"/>
    </style:style>
    <style:style style:name="T17" style:family="text">
      <style:text-properties style:use-window-font-color="true" fo:font-weight="normal" officeooo:rsid="0021e07f" style:font-weight-asian="normal" style:font-weight-complex="normal"/>
    </style:style>
    <style:style style:name="T18" style:family="text">
      <style:text-properties style:use-window-font-color="true" fo:font-weight="normal" officeooo:rsid="00228cd8" style:font-weight-asian="normal" style:font-weight-complex="normal"/>
    </style:style>
    <style:style style:name="T19" style:family="text">
      <style:text-properties style:use-window-font-color="true" fo:font-weight="bold" style:font-weight-asian="bold" style:font-weight-complex="bold"/>
    </style:style>
    <style:style style:name="T20" style:family="text">
      <style:text-properties officeooo:rsid="001a1816"/>
    </style:style>
    <style:style style:name="T21" style:family="text">
      <style:text-properties officeooo:rsid="001a6ec4"/>
    </style:style>
    <style:style style:name="T22" style:family="text">
      <style:text-properties fo:color="#a7074b" fo:font-weight="bold" style:font-weight-asian="bold" style:font-weight-complex="bold"/>
    </style:style>
    <style:style style:name="T23" style:family="text">
      <style:text-properties fo:color="#a7074b" fo:font-weight="bold" officeooo:rsid="001a6ec4" style:font-weight-asian="bold" style:font-weight-complex="bold"/>
    </style:style>
    <style:style style:name="T24" style:family="text">
      <style:text-properties fo:color="#a7074b" fo:font-weight="bold" officeooo:rsid="001a1816" style:font-weight-asian="bold" style:font-weight-complex="bold"/>
    </style:style>
    <style:style style:name="T25" style:family="text">
      <style:text-properties fo:color="#a7074b" fo:font-weight="bold" officeooo:rsid="001e859f" style:font-weight-asian="bold" style:font-weight-complex="bold"/>
    </style:style>
    <style:style style:name="T26" style:family="text">
      <style:text-properties fo:color="#a7074b" fo:font-weight="bold" officeooo:rsid="0027020a" style:font-weight-asian="bold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127622" fo:font-weight="bold" style:font-weight-asian="bold" style:font-weight-complex="bold"/>
    </style:style>
    <style:style style:name="T30" style:family="text">
      <style:text-properties fo:color="#861141" fo:font-weight="bold" style:font-weight-asian="bold" style:font-weight-complex="bold"/>
    </style:style>
    <style:style style:name="T31" style:family="text">
      <style:text-properties fo:color="#1e6a39" fo:font-weight="bold" style:font-weight-asian="bold" style:font-weight-complex="bold"/>
    </style:style>
    <style:style style:name="T32" style:family="text">
      <style:text-properties fo:color="#1e6a39" fo:font-weight="bold" officeooo:rsid="001e859f" style:font-weight-asian="bold" style:font-weight-complex="bold"/>
    </style:style>
    <style:style style:name="T33" style:family="text">
      <style:text-properties fo:color="#55215b" fo:font-weight="bold" style:font-weight-asian="bold" style:font-weight-complex="bold"/>
    </style:style>
    <style:style style:name="T34" style:family="text">
      <style:text-properties fo:color="#55215b" fo:font-weight="normal" style:font-weight-asian="normal" style:font-weight-complex="normal"/>
    </style:style>
    <style:style style:name="T35" style:family="text">
      <style:text-properties fo:color="#355269" fo:font-weight="bold" style:font-weight-asian="bold" style:font-weight-complex="bold"/>
    </style:style>
    <style:style style:name="T36" style:family="text">
      <style:text-properties fo:color="#355269" fo:font-weight="bold" officeooo:rsid="00228cd8" style:font-weight-asian="bold" style:font-weight-complex="bold"/>
    </style:style>
    <style:style style:name="T37" style:family="text">
      <style:text-properties officeooo:rsid="002702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TAREA: Revisando ERP en <text:s/>la nube. <text:s/>Holded</text:p>
      <text:p text:style-name="P2"><text:tab/><text:tab/><text:tab/></text:p>
      <text:p text:style-name="P2"><text:tab/><text:tab/><text:tab/><text:a xlink:type="simple" xlink:href="https://www.holded.com/" text:style-name="Internet_20_link" text:visited-style-name="Visited_20_Internet_20_Link">https://www.holded.com/</text:a></text:p>
      <text:p text:style-name="P4"/>
      <text:p text:style-name="P4">Vamos a ver un ejemplo de un ERP como un servicio de Cloud Computing: Holded.</text:p>
      <text:p text:style-name="P5"><text:span text:style-name="T12"/></text:p>
      <text:p text:style-name="P5"><text:span text:style-name="T12">Holded es un </text:span><text:a xlink:type="simple" xlink:href="https://softwarepara.net/erp-en-la-nube/" text:style-name="Internet_20_link" text:visited-style-name="Visited_20_Internet_20_Link">ERP en la nube</text:a><text:span text:style-name="T12">: </text:span><text:span text:style-name="T14">s</text:span><text:span text:style-name="T13">e puede</text:span><text:span text:style-name="T12"> </text:span><text:span text:style-name="T13">utilizar</text:span><text:span text:style-name="T12"> desde cualquier dispositivo y lugar, </text:span><text:span text:style-name="T14">a través de un navegador y acceso a la red. Además, también proporciona CRM para la gestión de clientes.</text:span></text:p>
      <text:p text:style-name="P5"><text:span text:style-name="T12"/></text:p>
      <text:p text:style-name="P6"><text:span text:style-name="T4">1. Analizamos Holded: </text:span><text:span text:style-name="T2">descripción general del software, características, planes y precios, alternativas en el mercado y opinión:</text:span></text:p>
      <text:p text:style-name="P7"><text:span text:style-name="T3"><text:s text:c="14"/></text:span><text:a xlink:type="simple" xlink:href="https://softwarepara.net/holded-erp-analisis/" text:style-name="Internet_20_link" text:visited-style-name="Visited_20_Internet_20_Link"><text:span text:style-name="T3">https://softwarepara.net/holded-erp-analisis/</text:span></text:a></text:p>
      <text:p text:style-name="P7"/>
      <text:p text:style-name="P8"><text:span text:style-name="T6">2. Probando Holded</text:span><text:span text:style-name="T20">: </text:span><text:span text:style-name="T21">este aplicativo de tipo privativo, nos proporciona una versión de prueba durante 30 días, con funcionalidades reducidas, para que el usuario y posible cliente pueda hacerse a una idea de cómo es el servicio que ofrecen. Vamos a probarlo!!!</text:span></text:p>
      <text:p text:style-name="P8"><text:s text:c="15"/><text:a xlink:type="simple" xlink:href="https://www.holded.com/" text:style-name="Internet_20_link" text:visited-style-name="Visited_20_Internet_20_Link">https://www.holded.com/</text:a></text:p>
      <text:p text:style-name="P8"/>
      <text:p text:style-name="P10"><text:span text:style-name="T26">2.1</text:span><text:span text:style-name="T23">. Nos registramos en la página de Holded </text:span><text:span text:style-name="T21">(</text:span><text:span text:style-name="T1">Start for free)</text:span></text:p>
      <text:p text:style-name="P10"><text:span text:style-name="T1"/></text:p>
      <text:p text:style-name="P20"><text:span text:style-name="T37">2.2.</text:span> Accedemos a la herramienta mediante el correo y la contraseña que hemos proporcionado</text:p>
      <text:p text:style-name="P9"><text:soft-page-break/></text:p>
      <text:p text:style-name="P10"><text:span text:style-name="T7">3. PRÁCTICA: </text:span><text:span text:style-name="T9">vamos a realizar un pequeño tour por la aplicación, para comprobar las funcionalidades que nos ofrece la herramienta. Además, nos ayudará a consolidar los conceptos relacionados con los sistemas ERP.</text:span></text:p>
      <text:p text:style-name="P10"><text:span text:style-name="T9"/></text:p>
      <text:p text:style-name="P13"><text:span text:style-name="T27">Como ya hemos comentado, un ERP es un sistema que nos ayuda a la gestión empresarial de nuestra empresa. Sus características principales son: </text:span><text:span text:style-name="T28">modularidad, integridad y adaptabilidad.</text:span></text:p>
      <text:p text:style-name="P10"><text:span text:style-name="T24"><text:s/></text:span></text:p>
      <text:p text:style-name="P12"><text:span text:style-name="T24">3.</text:span><text:span text:style-name="T22">1. Comprobamos en el aplicativo la modularidad del ERP: </text:span><text:span text:style-name="T11">realizar un pantallazo donde se puede ver los diferentes módulos que nos proporciona el sistema.</text:span></text:p>
      <text:p text:style-name="P12"><text:span text:style-name="T11"/></text:p>
      <text:p text:style-name="P11"><text:span text:style-name="T25">3.2. Vamos a dar de alta 2 empleados de nuestra empresa: </text:span><text:span text:style-name="T15">mostrar pantallazo. (Equipo &gt; empleados &gt; Nuevo empleado )</text:span></text:p>
      <text:p text:style-name="P22"><text:span text:style-name="T29">3.2.1. Obtener un listado de nuestros empleados: </text:span><text:span text:style-name="T11">exportamos en formato excell los empleados que tenemos activos en el sistema. Mostrar pantallazo.</text:span></text:p>
      <text:p text:style-name="P22"><text:span text:style-name="T11"/></text:p>
      <text:p text:style-name="P12"><text:span text:style-name="T30">3.3. Vamos a dar de alta 2 productos que tenemos en venta en nuestra empresa</text:span><text:span text:style-name="T11">:</text:span></text:p>
      <text:p text:style-name="P12"><text:span text:style-name="T11">- </text:span><text:span text:style-name="T17">1 producto (ordenador DELL), 2 producto (teclado inalámbrico).</text:span></text:p>
      <text:p text:style-name="P12"><text:span text:style-name="T11">- Se ha de actualizar el stock de cada uno de los productos. Mostrar pantallazo.</text:span></text:p>
      <text:p text:style-name="P12"><text:span text:style-name="T11">- se ha de establecer un precio (el precio con iva se actualiza). Mostrar pantallazo.</text:span></text:p>
      <text:p text:style-name="P12"><text:soft-page-break/><text:span text:style-name="T11">- se ha de añadir el proveedor de dicho producto (como no está introducido, el sistema nos permite darlo de alta para poder usarlo posteriormente). Mostrar pantallazo.</text:span></text:p>
      <text:p text:style-name="P12"><text:span text:style-name="T11">- </text:span><text:span text:style-name="T16">Impuesto será el 21%. </text:span></text:p>
      <text:p text:style-name="P11"><text:span text:style-name="T15">- mostrar pantallazo </text:span><text:span text:style-name="T16">de la tabla final con los productos actualizados</text:span><text:span text:style-name="T15"> (Inventario &gt; producto).</text:span></text:p>
      <text:p text:style-name="P17"><text:span text:style-name="T32"/></text:p>
      <text:p text:style-name="P17"><text:span text:style-name="T32">3.</text:span><text:span text:style-name="T31">3.1. Obtener un listado de los productos que tenemos en venta</text:span><text:span text:style-name="T11">, que tienen stock (usar los filtros de búsqueda). Mostrar pantallazo.</text:span></text:p>
      <text:p text:style-name="P17"><text:span text:style-name="T11"/></text:p>
      <text:p text:style-name="P18"><text:span text:style-name="T33">3.4. Crear un presupuesto para un cliente (pepito)</text:span><text:span text:style-name="T34">,</text:span><text:span text:style-name="T11"> que quiere adquirir uno de nuestros productos (ordenador DELL). Mostrar pantallazo.</text:span></text:p>
      <text:p text:style-name="P18"><text:span text:style-name="T11"/></text:p>
      <text:p text:style-name="P24"><text:span text:style-name="T31">3.4.1. Enviar al mail del cliente: </text:span><text:span text:style-name="T11">poner vuestro mail y comprobar que lo recibís. Mostrar pantallazo.</text:span></text:p>
      <text:p text:style-name="P24"><text:span text:style-name="T11"/></text:p>
      <text:p text:style-name="P25"><text:span text:style-name="T31">3.4.2. Supongamos que nuestro cliente nos <text:s/>ha aceptado el presupuesto, tenemos que generar su factura correspondiente</text:span><text:span text:style-name="T11">:</text:span></text:p>
      <text:p text:style-name="P25"><text:span text:style-name="T11">- seleccionar el modo de pago como “transferencia bancaria”. Mostrar pantallazo</text:span></text:p>
      <text:p text:style-name="P25"><text:span text:style-name="T11">- Previsualizar la factura, antes de generarla. Mostrar pantallazo</text:span></text:p>
      <text:p text:style-name="P23"><text:span text:style-name="T18">- Guardar la factura. Mostrar pantallazo.</text:span></text:p>
      <text:p text:style-name="P23"><text:span text:style-name="T18">- Generar la factura en pdf. Mostrar pantallazo.</text:span></text:p>
      <text:p text:style-name="P23"><text:span text:style-name="T18"/></text:p>
      <text:p text:style-name="P19"><text:span text:style-name="T36">3.</text:span><text:span text:style-name="T35">5. Vamos a añadir un par de gastos con un coste de 500 y 1000 euros</text:span><text:span text:style-name="T11">: Mostrar pantallazo.</text:span></text:p>
      <text:p text:style-name="P19"><text:soft-page-break/><text:span text:style-name="T11">- Obtener un <text:s/>informe que nos muestre aquellos gastos con un coste superior a 600 euros. Mostrar pantallazo.</text:span></text:p>
      <text:p text:style-name="P19"><text:span text:style-name="T11"/></text:p>
      <text:p text:style-name="P19"><text:span text:style-name="T35">3.6. Vamos a añadir un nuevo proyecto: correspondiente a la reuniones diarias que hacemos con el equipo de nuestra empresa.</text:span><text:span text:style-name="T11"> El nombre de la reunion será “daily” y el tema a tratar será el “evolución en el desarrollo de nuestro proyecto”. Mostrar pantallazo.</text:span></text:p>
      <text:p text:style-name="P19"><text:span text:style-name="T11"/></text:p>
      <text:p text:style-name="P21"><text:span text:style-name="T5">3.7. Veamos como podemos obtener una analítica de los datos de nuestra empresa: </text:span><text:span text:style-name="T11">(módulo Analítica &gt; Informes &gt; Compras). Mostrar pantallaz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Serif" svg:font-family="DejaVuSerif" style:font-family-generic="system" style:font-pitch="variable"/>
    <style:font-face style:name="DejaVuSerif-Bold" svg:font-family="DejaVuSerif-Bold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20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Serif" style:font-family-complex="DejaVuSerif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DejaVuSerif" style:font-family-complex="DejaVuSerif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DejaVuSerif-Bold" style:font-family-complex="DejaVuSerif-Bold" style:font-family-generic-complex="system" style:font-pitch-complex="variable"/>
    </style:style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DejaVuSerif" style:font-family-complex="DejaVuSerif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4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3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4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46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5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4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5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2'" style:font-charset="x-symbol"/>
      </text:list-level-style-bullet>
      <text:list-level-style-bullet text:level="7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2'" style:font-charset="x-symbol"/>
      </text:list-level-style-bullet>
      <text:list-level-style-bullet text:level="8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bullet-char="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bullet-char="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ww.intercambiosvirtuales.org</meta:initial-creator>
    <meta:editing-cycles>225</meta:editing-cycles>
    <meta:creation-date>2021-09-25T15:02:00</meta:creation-date>
    <dc:date>2021-09-30T12:06:53.895009328</dc:date>
    <meta:editing-duration>PT20H9M</meta:editing-duration>
    <meta:generator>LibreOffice/6.4.7.2$Linux_X86_64 LibreOffice_project/40$Build-2</meta:generator>
    <meta:document-statistic meta:table-count="0" meta:image-count="0" meta:object-count="0" meta:page-count="4" meta:paragraph-count="36" meta:word-count="573" meta:character-count="3686" meta:non-whitespace-character-count="3106"/>
    <meta:user-defined meta:name="AppVersion">12.0000</meta:user-defined>
    <meta:user-defined meta:name="Company">www.intercambiosvirtuales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